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Times, serif"/>
    <style:font-face style:name="Times New Roman2" svg:font-family="'Times New Roman', serif"/>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line-height="115%" fo:text-align="justify" style:justify-single-word="false" fo:text-indent="1.249cm" style:auto-text-indent="false"/>
    </style:style>
    <style:style style:name="P2" style:family="paragraph" style:parent-style-name="Text_20_body">
      <style:paragraph-properties fo:margin-left="0cm" fo:margin-right="0cm" fo:text-align="justify" style:justify-single-word="false" fo:text-indent="1.249cm" style:auto-text-indent="false"/>
    </style:style>
    <style:style style:name="P3" style:family="paragraph" style:parent-style-name="Text_20_body">
      <style:paragraph-properties fo:margin-left="0cm" fo:margin-right="0cm" fo:line-height="100%" fo:text-align="justify" style:justify-single-word="false" fo:text-indent="1.249cm" style:auto-text-indent="false"/>
    </style:style>
    <style:style style:name="P4" style:family="paragraph" style:parent-style-name="Text_20_body">
      <style:paragraph-properties fo:margin-left="0cm" fo:margin-right="0cm" fo:line-height="107%" fo:text-align="justify" style:justify-single-word="false" fo:text-indent="1.249cm" style:auto-text-indent="false"/>
      <style:text-properties style:font-name="Times New Roman" fo:font-size="11pt" style:font-size-asian="11pt" style:font-size-complex="11pt"/>
    </style:style>
    <style:style style:name="P5" style:family="paragraph" style:parent-style-name="Text_20_body">
      <style:paragraph-properties fo:margin-left="0cm" fo:margin-right="0cm" fo:text-align="justify" style:justify-single-word="false" fo:text-indent="1.249cm" style:auto-text-indent="false"/>
      <style:text-properties style:font-name="Times New Roman" fo:font-size="11pt" style:font-size-asian="11pt" style:font-size-complex="11pt"/>
    </style:style>
    <style:style style:name="P6" style:family="paragraph" style:parent-style-name="Text_20_body">
      <style:paragraph-properties fo:margin-left="0cm" fo:margin-right="0cm" fo:line-height="115%" fo:text-align="justify" style:justify-single-word="false" fo:text-indent="1.249cm" style:auto-text-indent="false"/>
      <style:text-properties style:font-name="Times New Roman" fo:font-size="11pt" style:font-size-asian="11pt" style:font-size-complex="11pt"/>
    </style:style>
    <style:style style:name="P7"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 fo:font-size="11pt" fo:font-style="normal" fo:font-weight="normal" style:font-size-asian="11pt" style:font-size-complex="11pt"/>
    </style:style>
    <style:style style:name="P8"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 fo:font-size="11pt" fo:font-style="normal" fo:font-weight="normal" officeooo:paragraph-rsid="001fec3e" style:font-size-asian="11pt" style:font-size-complex="11pt"/>
    </style:style>
    <style:style style:name="P9"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 fo:font-size="11pt" fo:font-style="normal" fo:font-weight="normal" officeooo:paragraph-rsid="0022a447" style:font-size-asian="11pt" style:font-size-complex="11pt"/>
    </style:style>
    <style:style style:name="P10" style:family="paragraph" style:parent-style-name="Text_20_body">
      <style:paragraph-properties fo:margin-left="0cm" fo:margin-right="0cm" fo:line-height="115%" fo:text-align="justify" style:justify-single-word="false" fo:text-indent="1.249cm" style:auto-text-indent="false"/>
      <style:text-properties fo:font-variant="normal" fo:text-transform="none" style:font-name="Times New Roman" fo:font-size="11pt" fo:font-style="normal" fo:font-weight="normal" style:font-size-asian="11pt" style:font-size-complex="11pt"/>
    </style:style>
    <style:style style:name="P11" style:family="paragraph" style:parent-style-name="Text_20_body">
      <style:paragraph-properties fo:margin-left="0cm" fo:margin-right="0cm" fo:line-height="115%" fo:text-align="justify" style:justify-single-word="false" fo:text-indent="1.249cm" style:auto-text-indent="false"/>
      <style:text-properties fo:font-variant="normal" fo:text-transform="none" style:font-name="Times New Roman" fo:font-size="11pt" fo:font-style="normal" fo:font-weight="normal" officeooo:paragraph-rsid="0022a447" style:font-size-asian="11pt" style:font-size-complex="11pt"/>
    </style:style>
    <style:style style:name="P12" style:family="paragraph" style:parent-style-name="Text_20_body">
      <style:paragraph-properties fo:margin-left="0cm" fo:margin-right="0cm" fo:line-height="120%" fo:text-align="justify" style:justify-single-word="false" fo:text-indent="1.249cm" style:auto-text-indent="false"/>
      <style:text-properties fo:font-variant="normal" fo:text-transform="none" style:font-name="Times New Roman" fo:font-size="11pt" fo:font-style="normal" fo:font-weight="normal" officeooo:paragraph-rsid="0022a447" style:font-size-asian="11pt" style:font-size-complex="11pt"/>
    </style:style>
    <style:style style:name="P13" style:family="paragraph" style:parent-style-name="Text_20_body">
      <style:paragraph-properties fo:margin-left="0cm" fo:margin-right="0cm" fo:line-height="100%" fo:text-align="justify" style:justify-single-word="false" fo:text-indent="1.249cm" style:auto-text-indent="false"/>
      <style:text-properties fo:font-variant="normal" fo:text-transform="none" style:font-name="Times New Roman" fo:font-size="11pt" fo:font-style="normal" fo:font-weight="normal" officeooo:paragraph-rsid="0022a447" style:font-size-asian="11pt" style:font-size-complex="11pt"/>
    </style:style>
    <style:style style:name="P14" style:family="paragraph" style:parent-style-name="Text_20_body">
      <style:paragraph-properties fo:margin-left="0cm" fo:margin-right="0cm" fo:line-height="120%" fo:text-align="justify" style:justify-single-word="false" fo:text-indent="1.249cm" style:auto-text-indent="false"/>
      <style:text-properties fo:font-variant="normal" fo:text-transform="none" style:font-name="Times New Roman1" fo:font-size="10.5pt" fo:font-style="normal" fo:font-weight="normal"/>
    </style:style>
    <style:style style:name="P15" style:family="paragraph" style:parent-style-name="Text_20_body">
      <style:paragraph-properties fo:margin-left="0cm" fo:margin-right="0cm" fo:line-height="115%" fo:text-align="justify" style:justify-single-word="false" fo:text-indent="1.249cm" style:auto-text-indent="false"/>
      <style:text-properties fo:font-variant="normal" fo:text-transform="none" style:font-name="Times New Roman1" fo:font-size="10.5pt" fo:font-style="normal" fo:font-weight="normal"/>
    </style:style>
    <style:style style:name="P16" style:family="paragraph" style:parent-style-name="Text_20_body">
      <style:paragraph-properties fo:margin-left="0cm" fo:margin-right="0cm" fo:line-height="115%" fo:text-align="justify" style:justify-single-word="false" fo:text-indent="1.249cm" style:auto-text-indent="false"/>
      <style:text-properties fo:font-variant="normal" fo:text-transform="none" style:font-name="Times New Roman1" fo:font-size="10.5pt" fo:font-style="normal" fo:font-weight="normal" style:font-size-asian="11pt" style:font-size-complex="11pt"/>
    </style:style>
    <style:style style:name="P17" style:family="paragraph" style:parent-style-name="Text_20_body">
      <style:paragraph-properties fo:margin-left="0cm" fo:margin-right="0cm" fo:line-height="120%" fo:text-align="justify" style:justify-single-word="false" fo:text-indent="1.249cm" style:auto-text-indent="false"/>
      <style:text-properties fo:font-variant="normal" fo:text-transform="none" style:font-name="Times New Roman1" fo:font-size="11pt" fo:font-style="normal" fo:font-weight="normal"/>
    </style:style>
    <style:style style:name="P18" style:family="paragraph" style:parent-style-name="Text_20_body">
      <style:paragraph-properties fo:margin-left="0cm" fo:margin-right="0cm" fo:line-height="115%" fo:text-align="justify" style:justify-single-word="false" fo:text-indent="1.249cm" style:auto-text-indent="false"/>
      <style:text-properties fo:font-variant="normal" fo:text-transform="none" style:font-name="Times New Roman1" fo:font-size="11pt" fo:font-style="normal" fo:font-weight="normal" style:font-size-asian="11pt" style:font-size-complex="11pt"/>
    </style:style>
    <style:style style:name="P19"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1" fo:font-size="11pt" fo:font-style="normal" fo:font-weight="normal" style:font-size-asian="11pt" style:font-size-complex="11pt"/>
    </style:style>
    <style:style style:name="P20" style:family="paragraph" style:parent-style-name="Text_20_body">
      <style:paragraph-properties fo:margin-left="0cm" fo:margin-right="0cm" fo:line-height="115%" fo:text-align="justify" style:justify-single-word="false" fo:text-indent="1.249cm" style:auto-text-indent="false"/>
      <style:text-properties fo:font-variant="normal" fo:text-transform="none" fo:font-style="normal" fo:font-weight="normal"/>
    </style:style>
    <style:style style:name="P21" style:family="paragraph" style:parent-style-name="Text_20_body">
      <style:paragraph-properties fo:margin-left="0cm" fo:margin-right="0cm" fo:line-height="115%" fo:text-align="justify" style:justify-single-word="false" fo:text-indent="1.249cm" style:auto-text-indent="false"/>
      <style:text-properties fo:font-variant="normal" fo:text-transform="none" style:font-name="Times New Roman2" fo:font-size="11pt" fo:font-style="normal" fo:font-weight="normal"/>
    </style:style>
    <style:style style:name="P22"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2" fo:font-size="11pt" fo:font-style="normal" fo:font-weight="normal"/>
    </style:style>
    <style:style style:name="P23" style:family="paragraph" style:parent-style-name="Text_20_body">
      <style:paragraph-properties fo:margin-left="0cm" fo:margin-right="0cm" fo:line-height="120%" fo:text-align="justify" style:justify-single-word="false" fo:text-indent="1.249cm" style:auto-text-indent="false" fo:padding-left="0cm" fo:padding-right="0cm" fo:padding-top="0cm" fo:padding-bottom="0.074cm" fo:border-left="none" fo:border-right="none" fo:border-top="none" fo:border-bottom="0.99pt solid #000000" style:join-border="false"/>
      <style:text-properties fo:font-variant="normal" fo:text-transform="none" style:font-name="Times New Roman1" fo:font-size="11pt" fo:font-style="normal" fo:font-weight="normal" officeooo:paragraph-rsid="001dc789" style:font-size-asian="11pt" style:font-size-complex="11pt"/>
    </style:style>
    <style:style style:name="P24" style:family="paragraph" style:parent-style-name="Text_20_body">
      <style:paragraph-properties fo:margin-left="3.75cm" fo:margin-right="0cm" fo:line-height="115%" fo:text-align="justify" style:justify-single-word="false" fo:text-indent="0cm" style:auto-text-indent="false"/>
    </style:style>
    <style:style style:name="P25" style:family="paragraph" style:parent-style-name="Text_20_body">
      <style:paragraph-properties fo:margin-left="3.75cm" fo:margin-right="0cm" fo:line-height="115%" fo:text-align="justify" style:justify-single-word="false" fo:text-indent="0cm" style:auto-text-indent="false">
        <style:tab-stops/>
      </style:paragraph-properties>
    </style:style>
    <style:style style:name="P26" style:family="paragraph" style:parent-style-name="Text_20_body">
      <style:paragraph-properties fo:margin-left="3.75cm" fo:margin-right="0cm" fo:line-height="115%" fo:text-align="justify" style:justify-single-word="false" fo:text-indent="0cm" style:auto-text-indent="false">
        <style:tab-stops/>
      </style:paragraph-properties>
      <style:text-properties style:font-name="Times New Roman" fo:font-size="11pt" fo:font-style="italic" style:font-size-asian="11pt" style:font-style-asian="italic" style:font-size-complex="11pt"/>
    </style:style>
    <style:style style:name="P27" style:family="paragraph" style:parent-style-name="Text_20_body">
      <style:paragraph-properties fo:margin-left="3.75cm" fo:margin-right="0cm" fo:line-height="115%" fo:text-align="justify" style:justify-single-word="false" fo:text-indent="0cm" style:auto-text-indent="false">
        <style:tab-stops/>
      </style:paragraph-properties>
      <style:text-properties style:font-name="Times New Roman"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size-complex="11pt"/>
    </style:style>
    <style:style style:name="P28" style:family="paragraph" style:parent-style-name="Text_20_body">
      <style:paragraph-properties fo:margin-left="3.75cm" fo:margin-right="0cm" fo:line-height="115%" fo:text-align="justify" style:justify-single-word="false" fo:text-indent="0cm" style:auto-text-indent="false"/>
      <style:text-properties style:font-name="Times New Roman" fo:font-size="11pt" fo:font-style="italic" style:text-underline-style="solid" style:text-underline-width="auto" style:text-underline-color="font-color" fo:font-weight="bold" officeooo:paragraph-rsid="0022a447" style:font-size-asian="11pt" style:font-size-complex="11pt"/>
    </style:style>
    <style:style style:name="P29" style:family="paragraph" style:parent-style-name="Text_20_body">
      <style:paragraph-properties fo:margin-left="3.75cm" fo:margin-right="0cm" fo:line-height="115%" fo:text-align="justify" style:justify-single-word="false" fo:text-indent="0cm" style:auto-text-indent="false"/>
      <style:text-properties style:font-name="Times New Roman" fo:font-size="11pt" fo:font-style="italic" fo:font-weight="normal" officeooo:paragraph-rsid="0022a447" style:font-size-asian="11pt" style:font-size-complex="11pt"/>
    </style:style>
    <style:style style:name="P30" style:family="paragraph" style:parent-style-name="Text_20_body">
      <style:paragraph-properties fo:margin-left="3.75cm" fo:margin-right="0cm" fo:text-align="justify" style:justify-single-word="false" fo:text-indent="0cm" style:auto-text-indent="false"/>
    </style:style>
    <style:style style:name="P31" style:family="paragraph" style:parent-style-name="Text_20_body">
      <style:paragraph-properties fo:margin-left="3.75cm" fo:margin-right="0cm" fo:text-align="justify" style:justify-single-word="false" fo:text-indent="0cm" style:auto-text-indent="false"/>
      <style:text-properties officeooo:paragraph-rsid="0022a447"/>
    </style:style>
    <style:style style:name="P32" style:family="paragraph" style:parent-style-name="Text_20_body">
      <style:paragraph-properties fo:margin-left="3.75cm" fo:margin-right="0cm" fo:line-height="115%" fo:text-align="justify" style:justify-single-word="false" fo:text-indent="0cm" style:auto-text-indent="false"/>
      <style:text-properties style:font-name="Times New Roman1" fo:font-size="10.5pt" fo:font-style="italic" fo:font-weight="normal"/>
    </style:style>
    <style:style style:name="P33" style:family="paragraph" style:parent-style-name="Text_20_body">
      <style:paragraph-properties fo:margin-left="3.75cm" fo:margin-right="0cm" fo:line-height="115%" fo:text-align="justify" style:justify-single-word="false" fo:text-indent="0cm" style:auto-text-indent="false"/>
      <style:text-properties style:font-name="Times New Roman1" fo:font-size="10.5pt" fo:font-style="italic" style:text-underline-style="solid" style:text-underline-width="auto" style:text-underline-color="font-color" fo:font-weight="bold"/>
    </style:style>
    <style:style style:name="P34" style:family="paragraph" style:parent-style-name="Text_20_body">
      <style:paragraph-properties fo:margin-left="2.117cm" fo:margin-right="0cm" fo:text-align="justify" style:justify-single-word="false" fo:text-indent="0cm" style:auto-text-indent="false">
        <style:tab-stops/>
      </style:paragraph-properties>
    </style:style>
    <style:style style:name="P35" style:family="paragraph" style:parent-style-name="Text_20_body">
      <style:paragraph-properties fo:margin-top="0cm" fo:margin-bottom="0.28cm" loext:contextual-spacing="false" fo:line-height="107%" fo:text-align="center" style:justify-single-word="false"/>
      <style:text-properties style:font-name="Times New Roman" fo:font-size="11pt" style:font-size-asian="11pt" style:font-size-complex="11pt"/>
    </style:style>
    <style:style style:name="P36" style:family="paragraph" style:parent-style-name="Standard">
      <style:paragraph-properties fo:padding-left="0cm" fo:padding-right="0cm" fo:padding-top="0cm" fo:padding-bottom="0.074cm" fo:border-left="none" fo:border-right="none" fo:border-top="none" fo:border-bottom="0.99pt solid #000000" style:join-border="false"/>
      <style:text-properties style:font-name="Times New Roman" fo:font-size="11pt" style:font-size-asian="11pt" style:font-size-complex="11pt"/>
    </style:style>
    <style:style style:name="P37" style:family="paragraph" style:parent-style-name="Text_20_body" style:master-page-name="MP0">
      <style:paragraph-properties fo:margin-left="0cm" fo:margin-right="0cm" fo:text-align="justify" style:justify-single-word="false" fo:text-indent="1.249cm" style:auto-text-indent="false" style:page-number="auto" fo:break-before="page"/>
      <style:text-properties style:font-name="Times New Roman" fo:font-size="11pt" style:font-size-asian="11pt" style:font-size-complex="11pt"/>
    </style:style>
    <style:style style:name="P38" style:family="paragraph" style:parent-style-name="Text_20_body">
      <style:paragraph-properties fo:margin-left="0cm" fo:margin-right="0cm" fo:line-height="115%" fo:text-align="justify" style:justify-single-word="false" fo:text-indent="1.249cm" style:auto-text-indent="false"/>
      <style:text-properties style:font-name="Times New Roman" fo:font-size="11pt" officeooo:paragraph-rsid="00240f8b"/>
    </style:style>
    <style:style style:name="P39" style:family="paragraph" style:parent-style-name="Text_20_body">
      <style:paragraph-properties fo:margin-left="0cm" fo:margin-right="0cm" fo:line-height="120%" fo:text-align="justify" style:justify-single-word="false" fo:text-indent="1.249cm" style:auto-text-indent="false"/>
    </style:style>
    <style:style style:name="P40" style:family="paragraph" style:parent-style-name="Text_20_body">
      <style:paragraph-properties fo:margin-left="0cm" fo:margin-right="0cm" fo:line-height="115%" fo:text-align="justify" style:justify-single-word="false" fo:text-indent="1.249cm" style:auto-text-indent="false"/>
      <style:text-properties fo:font-variant="normal" fo:text-transform="none" style:font-name="Times New Roman" fo:font-size="11pt" fo:font-style="normal" fo:font-weight="normal" style:font-size-asian="11pt" style:font-size-complex="11pt"/>
    </style:style>
    <style:style style:name="P41" style:family="paragraph" style:parent-style-name="Text_20_body">
      <style:paragraph-properties fo:margin-left="0cm" fo:margin-right="0cm" fo:line-height="120%" fo:text-align="justify" style:justify-single-word="false" fo:text-indent="1.249cm" style:auto-text-indent="false"/>
      <style:text-properties fo:font-variant="normal" fo:text-transform="none" style:font-name="Times New Roman" fo:font-size="11pt" fo:font-style="normal" fo:font-weight="normal" style:font-size-asian="11pt" style:font-size-complex="11pt"/>
    </style:style>
    <style:style style:name="P42" style:family="paragraph" style:parent-style-name="Text_20_body">
      <style:paragraph-properties fo:margin-left="0cm" fo:margin-right="0cm" fo:line-height="100%" fo:text-align="justify" style:justify-single-word="false" fo:text-indent="1.249cm" style:auto-text-indent="false"/>
      <style:text-properties fo:font-variant="normal" fo:text-transform="none" style:font-name="Times New Roman" fo:font-size="11pt" fo:font-style="normal" fo:font-weight="normal" style:font-size-asian="11pt" style:font-size-complex="11pt"/>
    </style:style>
    <style:style style:name="P43"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 fo:font-size="11pt" fo:font-style="normal" fo:font-weight="normal" style:font-size-asian="11pt" style:font-size-complex="11pt"/>
    </style:style>
    <style:style style:name="P44" style:family="paragraph" style:parent-style-name="Text_20_body">
      <style:paragraph-properties fo:margin-left="0cm" fo:margin-right="0cm" fo:line-height="115%" fo:text-align="justify" style:justify-single-word="false" fo:text-indent="1.249cm" style:auto-text-indent="false"/>
      <style:text-properties style:font-name="Times New Roman" fo:font-size="11pt" officeooo:paragraph-rsid="00240f8b" style:font-size-asian="11pt" style:font-size-complex="11pt"/>
    </style:style>
    <style:style style:name="P45" style:family="paragraph" style:parent-style-name="Text_20_body">
      <style:paragraph-properties fo:margin-left="2.117cm" fo:margin-right="0cm" fo:text-align="justify" style:justify-single-word="false" fo:text-indent="0cm" style:auto-text-indent="false"/>
    </style:style>
    <style:style style:name="T1" style:family="text">
      <style:text-properties style:font-name="Times New Roman" fo:font-size="11pt" style:font-size-asian="11pt" style:font-size-complex="11pt"/>
    </style:style>
    <style:style style:name="T2" style:family="text">
      <style:text-properties style:font-name="Times New Roman"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3" style:family="text">
      <style:text-properties style:font-name="Times New Roman" fo:font-size="11pt" fo:font-style="italic" style:font-size-asian="11pt" style:font-style-asian="italic" style:font-size-complex="11pt"/>
    </style:style>
    <style:style style:name="T4" style:family="text">
      <style:text-properties style:font-name="Times New Roman" fo:font-size="11pt" fo:font-style="italic" fo:font-weight="bold" style:font-size-asian="11pt" style:font-style-asian="italic" style:font-weight-asian="bold" style:font-size-complex="11pt"/>
    </style:style>
    <style:style style:name="T5" style:family="text">
      <style:text-properties style:font-name="Times New Roman" fo:font-size="11pt" fo:font-style="italic" fo:font-weight="normal" style:font-size-asian="11pt" style:font-size-complex="11pt"/>
    </style:style>
    <style:style style:name="T6" style:family="text">
      <style:text-properties style:font-name="Times New Roman" fo:font-size="11pt" fo:font-weight="normal" style:font-size-asian="11pt" style:font-weight-asian="normal" style:font-size-complex="11pt"/>
    </style:style>
    <style:style style:name="T7" style:family="text">
      <style:text-properties style:font-name="Times New Roman" fo:font-size="11pt" fo:font-weight="bold" style:font-size-asian="11pt" style:font-weight-asian="bold" style:font-size-complex="11pt"/>
    </style:style>
    <style:style style:name="T8" style:family="text">
      <style:text-properties style:font-name="Times New Roman" fo:font-size="11pt" fo:font-style="normal" style:font-size-asian="11pt" style:font-style-asian="normal" style:font-size-complex="11pt"/>
    </style:style>
    <style:style style:name="T9" style:family="text">
      <style:text-properties style:font-name="Times New Roman" fo:font-size="10pt" fo:font-style="italic" style:font-size-asian="10pt" style:font-size-complex="10pt"/>
    </style:style>
    <style:style style:name="T10" style:family="text">
      <style:text-properties style:font-name="Times New Roman" fo:font-size="10pt" style:font-size-asian="10pt" style:font-size-complex="10pt"/>
    </style:style>
    <style:style style:name="T11" style:family="text">
      <style:text-properties style:font-name="Times New Roman" fo:font-size="10pt" fo:font-weight="bold" style:font-size-asian="10pt" style:font-size-complex="10pt"/>
    </style:style>
    <style:style style:name="T12" style:family="text">
      <style:text-properties style:font-name="Times New Roman" fo:font-size="10pt" style:text-underline-style="solid" style:text-underline-width="auto" style:text-underline-color="font-color" fo:font-weight="bold" style:font-size-asian="10pt" style:font-size-complex="10pt"/>
    </style:style>
    <style:style style:name="T13" style:family="text">
      <style:text-properties style:font-name="Times New Roman" fo:font-size="10pt" fo:font-style="normal" fo:font-weight="normal" style:font-size-asian="10pt" style:font-style-asian="normal" style:font-size-complex="10pt" style:font-style-complex="normal"/>
    </style:style>
    <style:style style:name="T14"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15" style:family="text">
      <style:text-properties fo:font-variant="normal" fo:text-transform="none"/>
    </style:style>
    <style:style style:name="T16" style:family="text">
      <style:text-properties fo:font-variant="normal" fo:text-transform="none" style:font-name="Times New Roman" fo:font-size="11pt" fo:font-style="normal" fo:font-weight="normal" style:font-size-asian="11pt" style:font-size-complex="11pt"/>
    </style:style>
    <style:style style:name="T17" style:family="text">
      <style:text-properties fo:font-variant="normal" fo:text-transform="none" style:font-name="Times New Roman" fo:font-size="11pt" fo:font-style="normal" fo:font-weight="bold" style:font-size-asian="11pt" style:font-size-complex="11pt"/>
    </style:style>
    <style:style style:name="T18" style:family="text">
      <style:text-properties fo:font-variant="normal" fo:text-transform="none" style:font-name="Times New Roman2" fo:font-size="10pt" fo:font-style="normal" fo:font-weight="normal"/>
    </style:style>
    <style:style style:name="T19" style:family="text">
      <style:text-properties fo:font-variant="normal" fo:text-transform="none" style:font-name="Times New Roman2" fo:font-size="10pt" fo:font-style="normal" fo:font-weight="bold"/>
    </style:style>
    <style:style style:name="T20" style:family="text">
      <style:text-properties fo:font-variant="normal" fo:text-transform="none" style:font-name="Times New Roman1" fo:font-size="10.5pt" fo:font-style="normal" fo:font-weight="normal"/>
    </style:style>
    <style:style style:name="T21" style:family="text">
      <style:text-properties fo:font-variant="normal" fo:text-transform="none" style:font-name="Times New Roman1" fo:font-size="10.5pt" fo:font-style="normal" fo:font-weight="normal" style:font-size-asian="11pt" style:font-size-complex="11pt"/>
    </style:style>
    <style:style style:name="T22" style:family="text">
      <style:text-properties fo:font-variant="normal" fo:text-transform="none" fo:font-style="normal" fo:font-weight="normal"/>
    </style:style>
    <style:style style:name="T23" style:family="text">
      <style:text-properties fo:font-variant="normal" fo:text-transform="none" fo:font-size="10pt" fo:font-style="normal" fo:font-weight="normal"/>
    </style:style>
    <style:style style:name="T24" style:family="text">
      <style:text-properties fo:font-variant="normal" fo:text-transform="none" fo:font-size="10pt" fo:font-style="normal" fo:font-weight="bold"/>
    </style:style>
    <style:style style:name="T25" style:family="text">
      <style:text-properties fo:font-variant="normal" fo:text-transform="none" fo:font-size="10.5pt" fo:font-style="normal" fo:font-weight="normal"/>
    </style:style>
    <style:style style:name="T26" style:family="text">
      <style:text-properties fo:font-variant="normal" fo:text-transform="none" style:font-name="Times New Roman"/>
    </style:style>
    <style:style style:name="T27" style:family="text">
      <style:text-properties fo:font-variant="normal" fo:text-transform="none" style:font-name="Times New Roman" fo:font-size="10.5pt" fo:font-style="normal" fo:font-weight="normal"/>
    </style:style>
    <style:style style:name="T28" style:family="text">
      <style:text-properties fo:font-variant="normal" fo:text-transform="none" style:font-name="Times New Roman" fo:font-size="10pt" fo:font-style="normal" fo:font-weight="normal"/>
    </style:style>
    <style:style style:name="T29" style:family="text">
      <style:text-properties fo:font-variant="normal" fo:text-transform="none" style:font-name="Times New Roman" fo:font-size="10pt" fo:font-style="normal" fo:font-weight="bold"/>
    </style:style>
    <style:style style:name="T30" style:family="text">
      <style:text-properties fo:font-variant="normal" fo:text-transform="none" style:font-name="Times New Roman" fo:font-style="normal" fo:font-weight="normal"/>
    </style:style>
    <style:style style:name="T31" style:family="text">
      <style:text-properties fo:font-variant="normal" fo:text-transform="none" style:font-name="Times New Roman" fo:font-style="normal" fo:font-weight="bold"/>
    </style:style>
    <style:style style:name="T32" style:family="text">
      <style:text-properties fo:font-variant="normal" fo:text-transform="none" style:font-name="Times New Roman" fo:font-size="11pt" fo:font-style="normal" fo:font-weight="normal" style:font-size-asian="11pt" style:font-size-complex="11pt"/>
    </style:style>
    <style:style style:name="T33" style:family="text">
      <style:text-properties fo:font-variant="normal" fo:text-transform="none" style:font-name="Times New Roman" fo:font-size="11pt" fo:font-style="normal" fo:font-weight="bold" style:font-size-asian="11pt" style:font-size-complex="11pt"/>
    </style:style>
    <style:style style:name="T34" style:family="text">
      <style:text-properties fo:font-variant="normal" fo:text-transform="none" style:font-name="Times New Roman" fo:font-size="11pt" style:font-size-asian="11pt" style:font-size-complex="11pt"/>
    </style:style>
    <style:style style:name="T35" style:family="text">
      <style:text-properties fo:font-style="italic"/>
    </style:style>
    <style:style style:name="T36" style:family="text">
      <style:text-properties fo:font-weight="bold"/>
    </style:style>
    <style:style style:name="T37" style:family="text">
      <style:text-properties style:font-name="Times New Roman1"/>
    </style:style>
    <style:style style:name="T38" style:family="text">
      <style:text-properties style:font-name="Times New Roman1" fo:font-size="10.5pt"/>
    </style:style>
    <style:style style:name="T39" style:family="text">
      <style:text-properties style:font-name="Times New Roman2" fo:font-size="11pt"/>
    </style:style>
    <style:style style:name="T40" style:family="text">
      <style:text-properties style:text-underline-style="solid" style:text-underline-width="auto" style:text-underline-color="font-color"/>
    </style:style>
    <style:style style:name="T41" style:family="text">
      <style:text-properties fo:font-size="11pt"/>
    </style:style>
    <style:style style:name="T42" style:family="text">
      <style:text-properties fo:font-size="11pt" style:text-underline-style="solid" style:text-underline-width="auto" style:text-underline-color="font-color"/>
    </style:style>
    <style:style style:name="T43" style:family="text">
      <style:text-properties style:font-size-asian="11pt" style:font-size-complex="11pt"/>
    </style:style>
    <style:style style:name="T44" style:family="text">
      <style:text-properties officeooo:rsid="00240f8b" style:font-size-asian="11pt" style:font-size-complex="11pt"/>
    </style:style>
    <style:style style:name="T45" style:family="text">
      <style:text-properties officeooo:rsid="00240f8b" fo:background-color="#ffff00" loext:char-shading-value="0" style:font-size-asian="11pt" style:font-size-complex="11pt"/>
    </style:style>
    <style:style style:name="T46" style:family="text">
      <style:text-properties officeooo:rsid="00240f8b" fo:background-color="#ffff00" loext:char-shading-value="0"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ERNEST RENNAN DE FARIAS DE SOUZA, atualmente cumprindo pena em regime fechado, atingiu o requisito objetivo para progressão de regime.</text:p>
      <text:p text:style-name="P5">Acostou-se nos autos, evento 91 e 99, o laudo de exame criminológico e o ACC do apenado.</text:p>
      <text:p text:style-name="P5">A Defesa pugnou pela progressão de regime (evento 118).</text:p>
      <text:p text:style-name="P5">Interveio o Ministério Público, opinando pelo deferimento do pedido (evento 129).</text:p>
      <text:p text:style-name="P4">Acrescento ao relatório que o laudo pericial se limitou a dizer que o apenado nega ter infringido a lei e que não possui doença mental, sendo plenamente capaz de responder pelos seus atos. Nada disse sobre caracteristicas de periculosidade, sinais de reincidência, capacidade para o trabalho ou condições de adaptação social.</text:p>
      <text:p text:style-name="P5">É o relatório.</text:p>
      <text:p text:style-name="P6">Dispõe a Lei de Execução Penal, em seu art. 112, os requisitos objetivos e subjetivo para progressão de regime.</text:p>
      <text:p text:style-name="P6">No presente caso, o apenado cumpriu o tempo necessário de pena para o preenchimento do requisito objetivo para a progressão de regime.</text:p>
      <text:p text:style-name="P6">Quanto ao requisito subjetivo, porém, a situação é diversa.</text:p>
      <text:p text:style-name="P6">Isso porque, para progredir de regime, o apenado precisa mostrar estar preparado para o retorno, ainda que gradual, ao convívio social.</text:p>
      <text:p text:style-name="P6">Deve estar claro que, em liberdade – mesmo monitorada, como no caso do regime semiaberto, cumprido com tornozeleira eletrônica – o apenado não oferecerá grande risco à ordem pública.</text:p>
      <text:p text:style-name="P1"><text:span text:style-name="Fonte_20_parág._20_padrão"><text:span text:style-name="T1">Nesse sentido vem decidindo o STJ, para quem, na análise da progressão de regime, vale o princípio do </text:span></text:span><text:span text:style-name="Fonte_20_parág._20_padrão"><text:span text:style-name="T3">in dubio pro societate</text:span></text:span><text:span text:style-name="Fonte_20_parág._20_padrão"><text:span text:style-name="T1">, devendo o apenado comprovar estar apto ao regime de cumprimento de pena menos gravoso. Vejamos:</text:span></text:span></text:p>
      <text:p text:style-name="P26">AGRAVO REGIMENTAL NO HABEAS CORPUS. EXECUÇÃO PENAL. INDEFERIMENTO DA PROGRESSÃO AO REGIME SEMIABERTO COM BASE EM ASPECTOS NEGATIVOS RELEVANTES APONTADOS NO EXAME PSICOLÓGICO. FALTA DE PROGNÓSTICO SEGURO PARA A CONCESSÃO DA BENESSE. PRINCÍPIO IN DUBIO PRO SOCIETATE EM SEDE EXECUTÓRIA. INSUFICIENTE, POR SI SÓ, O ATESTADO DE BOA CONDUTA CARCERÁRIA. CONSTRANGIMENTO ILEGAL NÃO EVIDENCIADO. PRECEDENTES DESTA CORTE SUPERIOR. RECURSO NÃO PROVIDO.</text:p>
      <text:p text:style-name="P26">1. No caso dos autos, a Corte de origem cassou a progressão de regime do sentenciado em razão do não preenchimento do requisito subjetivo previsto no art. 122 da LEP, baseando-se no histórico criminal e em aspectos negativos relevantes constantes do exame psicológico, o que impossibilita um prognóstico suficientemente seguro de que o agravante vem assimilando a terapêutica prisional e está apto a cumprir a pena em regime mais brando.</text:p>
      <text:p text:style-name="P25"><text:span text:style-name="Fonte_20_parág._20_padrão"><text:span text:style-name="T3">2. Reitero as importantes observações desfavoráveis contidas no Relatório Psicológico, às e-STJ fl. 81, concluindo ser inoportuna a progressão de regime prisional: Assume </text:span></text:span><text:span text:style-name="Fonte_20_parág._20_padrão"><text:span text:style-name="T4">parcialmente</text:span></text:span><text:span text:style-name="Fonte_20_parág._20_padrão"><text:span text:style-name="T3"> os delitos a ele atribuídos, revela </text:span></text:span><text:span text:style-name="Fonte_20_parág._20_padrão"><text:span text:style-name="T4">crítica razoável</text:span></text:span><text:span text:style-name="Fonte_20_parág._20_padrão"><text:span text:style-name="T3"> a respeitos dos mesmos, aparentemente no momento </text:span></text:span><text:span text:style-name="Fonte_20_parág._20_padrão"><text:span text:style-name="T4">possui processo reflexivo em</text:span></text:span><text:span text:style-name="Fonte_20_parág._20_padrão"><text:span text:style-name="T3"> </text:span></text:span><text:span text:style-name="Fonte_20_parág._20_padrão"><text:span text:style-name="T4">construção</text:span></text:span><text:span text:style-name="Fonte_20_parág._20_padrão"><text:span text:style-name="T3">. (...) Tomando como base os procedimentos realizados, aparentemente no momento </text:span></text:span><text:span text:style-name="Fonte_20_parág._20_padrão"><text:span text:style-name="T4">notou-se ser inoportuna a progressão de regime</text:span></text:span><text:span text:style-name="Fonte_20_parág._20_padrão"><text:span text:style-name="T3"> (grifos nossos).</text:span></text:span></text:p>
      <text:p text:style-name="P27"><text:soft-page-break/>3. Em sede de execução penal, vale o princípio in dubio pro societate, o qual preconiza que, na dúvida quanto à aptidão para a promoção a regime mais brando, faz-se necessário o encarceramento por um período maior de tempo sob o olhar cauteloso do Estado, evitando-se que a sociedade seja posta em risco com uma reinserção prematura.</text:p>
      <text:p text:style-name="P26">4. Lado outro, o atestado de boa conduta carcerária emitido pelo diretor da unidade prisional é insuficiente para se aferir, por si só, o mérito subjetivo, na medida em que o comportamento disciplinado é dever de todos que se encontram temporariamente encarcerados, sob pena de imposição de sanções disciplinares.</text:p>
      <text:p text:style-name="P26">5. [...] É certo que, não obstante o bom comportamento carcerário atestado pela administração penitenciária, o exame criminológico realizado não revelou a presença das condições pessoais necessárias à reinserção social do sentenciado. [...] Em que pese a existência de pontos positivos na avaliação psicológica e social, os elementos negativos dos referidos relatórios e a análise do histórico criminal da agravante revelam a impossibilidade de sua promoção a regime mais brando [...]</text:p>
      <text:p text:style-name="P26">6. Agravo regimental não provido.(HC n. 490.487/SP, Rel. Ministro JOEL ILAN PACIORNIK, Quinta Turma, DJe 8/4/2019).</text:p>
      <text:p text:style-name="P6">Esse entendimento mostra-se ainda mais razoável quando o preso tem histórico de crimes cometidos com grave ameaça ou violência, como neste caso concreto em que o apenado foi condenado por um homicídio qualificado com pena de mais de 24 anos de reclusão.</text:p>
      <text:p text:style-name="P1"><text:span text:style-name="Fonte_20_parág._20_padrão"><text:span text:style-name="T1">Nessa perspectiva, cresce a importância do exame criminológico realizado, entretanto, o laudo acostado no evento 91, se limitou a dizer que o apenado nega ter infringido a lei e que não possui doença mental,</text:span></text:span><text:span text:style-name="T1"> </text:span><text:span text:style-name="Fonte_20_parág._20_padrão"><text:span text:style-name="T1">que não </text:span></text:span><text:bookmark text:name="page18R_mcid1"/><text:span text:style-name="Fonte_20_parág._20_padrão"><text:span text:style-name="T1">há como garantir a sociedade ou a justiça que o periciando em questão ira ou não reincidir no crime.</text:span></text:span></text:p>
      <text:p text:style-name="P5">O periciando nega ter infringido normas de conduta, mas as circunstâncias constante da sentença condenatória e do acórdão se mostram  extremamente negativas, de forma a justificam a negativa da progressão.</text:p>
      <text:p text:style-name="P2"><text:span text:style-name="Fonte_20_parág._20_padrão"><text:span text:style-name="T1">Friso aqui que o acórdão de apelação inclusive </text:span></text:span><text:span text:style-name="Strong_20_Emphasis"><text:span text:style-name="T6">agravou </text:span></text:span><text:span text:style-name="Fonte_20_parág._20_padrão"><text:span text:style-name="T1">a pena, fazendo constar a personalidade violenta do apenado aduzia a circunstância judicial negativa já que "ficou comprovado nos autos que o acusado rotineiramente agredia sua ex-companheira e seus filhos, por vezes causando hematomas em sua mulher diante da violência empregada, o que gerou perturbações psicológicas em seus filhos, consoante atestado pelos Laudos de Exame Psicológico."</text:span></text:span></text:p>
      <text:p text:style-name="P5">Mais que isso, diz que "a reprovabilidade da conduta do réu extrapola os limites do tipo penal, especialmente pelo fato do crime ter sido praticado mediante o emprego de extrema violência contra sua mulher, mão de seus filhos, e na presença deste, que tinham 3 e 4 anos de idade, batendo a cabeça da vítima sucessivas vezes contra a parede a ponto de causar-lhe traumatismo raquimedular."</text:p>
      <text:p text:style-name="P2"><text:span text:style-name="Fonte_20_parág._20_padrão"><text:span text:style-name="T1">Assim, com fundamento na jurisprudência consolidada do STJ, na gravidade em concreto de seus delitos, </text:span></text:span><text:span text:style-name="Fonte_20_parág._20_padrão"><text:span text:style-name="T7">indefiro a progressão de regime</text:span></text:span><text:span text:style-name="Fonte_20_parág._20_padrão"><text:span text:style-name="T1">, devendo o apenado continuar a cumprir sua pena no regime fechado, por mais 180 dias, quando deverá ser buscado novo ACC.</text:span></text:span></text:p>
      <text:p text:style-name="P6">P.I. Ciência ao MP.</text:p>
      <text:p text:style-name="P2"><text:span text:style-name="T1">R</text:span><text:span text:style-name="Fonte_20_parág._20_padrão"><text:span text:style-name="T1">egistre-se no SEEU.</text:span></text:span></text:p>
      <text:p text:style-name="P5"/>
      <text:p text:style-name="P5"/>
      <text:p text:style-name="P5"><text:soft-page-break/></text:p>
      <text:p text:style-name="P7">Vistos etc.</text:p>
      <text:p text:style-name="P10">Trata-se de execução penal em desfavor do apenado acima nominado, em que a defesa pugnou pela progressão de regime. </text:p>
      <text:p text:style-name="P10">Acostou-se atestado de conduta carcerária no evento 58. </text:p>
      <text:p text:style-name="P7">Interveio o Ministério Público, opinando pelo indeferimento da progressão de regime, face a ausência de requisito subjetivo (evento 63).</text:p>
      <text:p text:style-name="P7">É o relatório.</text:p>
      <text:p text:style-name="P7">Dispõe a Lei de Execução Penal, em seu art. 112, os requisitos objetivos e subjetivo para progressão de regime.</text:p>
      <text:p text:style-name="P2"><text:span text:style-name="T16">Sobre o assunto, oportuno lembrar a tradicional lição do Prof. Júlio Fabbrini Mirabete: "Tendo em vista a finalidade da pena, de integração ou reinserção social, o processo de execução deve ser dinâmico, sujeito a mutações ditadas pela resposta do condenado ao tratamento penitenciário. Assim, ao dirigir a execução para a forma progressiva, estabelece o artigo 112 (da L.E.P) a progressão, ou seja, a transferência do condenado de regime mais rigoroso a outro menos rigoroso quando demonstra condições de adaptação ao mais suave. (...) Para que se processe a progressão exige a lei, em primeiro lugar, dois requisitos materiais; um de caráter objetivo, que é o cumprimento de um sexto da pena no regime anterior, e um de caráter subjetivo, que se refere ao mérito do condenado indicando a oportunidade da transferência" (</text:span><text:span text:style-name="Emphasis"><text:span text:style-name="T16">in</text:span></text:span><text:span text:style-name="T16"> Execução Penal. São Paulo : Atlas, 5ª ed., 1992, p.283/283).</text:span></text:p>
      <text:p text:style-name="P7">Aqui, atende o apenado ao requisito objetivo.</text:p>
      <text:p text:style-name="P7">Quanto ao subjetivo, porém, diversa é a situação.</text:p>
      <text:p text:style-name="P10">Isso porque, para progredir de regime, o apenado precisa mostrar estar preparado para o retorno, ainda que gradual, ao convívio social.</text:p>
      <text:p text:style-name="P10">Deve estar claro que, em liberdade – mesmo monitorada, como no caso do regime semiaberto, cumprido com tornozeleira eletrônica – o apenado não oferecerá grande risco à ordem pública.</text:p>
      <text:p text:style-name="P10">Nesse sentido vem decidindo o STJ, para quem, na análise da progressão de regime, vale o princípio do <text:span text:style-name="T35">in dubio pro societate</text:span>, devendo o apenado comprovar estar apto ao regime de cumprimento de pena menos gravoso. Vejamos:</text:p>
      <text:p text:style-name="P24"><text:span text:style-name="T9">A</text:span><text:span text:style-name="Emphasis"><text:span text:style-name="T10">GRAVO REGIMENTAL NO HABEAS CORPUS. EXECUÇÃO PENAL. INDEFERIMENTO DA PROGRESSÃO AO REGIME SEMIABERTO COM BASE EM ASPECTOS NEGATIVOS RELEVANTES APONTADOS NO EXAME PSICOLÓGICO. FALTA DE PROGNÓSTICO SEGURO PARA A CONCESSÃO DA BENESSE. PRINCÍPIO IN DUBIO PRO SOCIETATE EM SEDE EXECUTÓRIA. INSUFICIENTE, POR SI SÓ, O ATESTADO DE BOA CONDUTA CARCERÁRIA. CONSTRANGIMENTO ILEGAL NÃO EVIDENCIADO. PRECEDENTES DESTA CORTE SUPERIOR. RECURSO NÃO PROVIDO.</text:span></text:span></text:p>
      <text:p text:style-name="P24"><text:span text:style-name="Emphasis"><text:span text:style-name="T10">1. No caso dos autos, a Corte de origem cassou a progressão de regime do sentenciado em razão do não preenchimento do requisito subjetivo previsto no art. 122 da LEP, baseando-se no histórico criminal e em aspectos negativos relevantes constantes do exame psicológico, o que impossibilita um prognóstico suficientemente seguro de que o agravante vem assimilando a terapêutica prisional e está apto a cumprir a pena em regime mais brando.</text:span></text:span></text:p>
      <text:p text:style-name="P24"><text:span text:style-name="Emphasis"><text:span text:style-name="T10">2. Reitero as importantes observações desfavoráveis contidas no Relatório Psicológico, às e-STJ fl. 81, concluindo ser inoportuna a progressão de regime prisional: Assume </text:span></text:span><text:span text:style-name="Emphasis"><text:span text:style-name="T11">parcialmente</text:span></text:span><text:span text:style-name="Emphasis"><text:span text:style-name="T10"> os delitos a ele atribuídos, revela </text:span></text:span><text:span text:style-name="Emphasis"><text:span text:style-name="T11">crítica razoável</text:span></text:span><text:span text:style-name="Emphasis"><text:span text:style-name="T10"> a respeitos dos mesmos, </text:span></text:span><text:soft-page-break/><text:span text:style-name="Emphasis"><text:span text:style-name="T10">aparentemente no momento </text:span></text:span><text:span text:style-name="Emphasis"><text:span text:style-name="T11">possui processo reflexivo em</text:span></text:span><text:span text:style-name="Emphasis"><text:span text:style-name="T10"> </text:span></text:span><text:span text:style-name="Emphasis"><text:span text:style-name="T11">construção</text:span></text:span><text:span text:style-name="Emphasis"><text:span text:style-name="T10">. (...) Tomando como base os procedimentos realizados, aparentemente no momento </text:span></text:span><text:span text:style-name="Emphasis"><text:span text:style-name="T11">notou-se ser inoportuna a progressão de regime</text:span></text:span><text:span text:style-name="Emphasis"><text:span text:style-name="T10"> (grifos nossos).</text:span></text:span></text:p>
      <text:p text:style-name="P24"><text:span text:style-name="Emphasis"><text:span text:style-name="T12">3. Em sede de execução penal, vale o princípio in dubio pro societate, o qual preconiza que, na dúvida quanto à aptidão para a promoção a regime mais brando, faz-se necessário o encarceramento por um período maior de tempo sob o olhar cauteloso do Estado, evitando-se que a sociedade seja posta em risco com uma reinserção prematura.</text:span></text:span></text:p>
      <text:p text:style-name="P24"><text:span text:style-name="Emphasis"><text:span text:style-name="T10">4. Lado outro, o atestado de boa conduta carcerária emitido pelo diretor da unidade prisional é insuficiente para se aferir, por si só, o mérito subjetivo, na medida em que o comportamento disciplinado é dever de todos que se encontram temporariamente encarcerados, sob pena de imposição de sanções disciplinares.</text:span></text:span></text:p>
      <text:p text:style-name="P24"><text:span text:style-name="Emphasis"><text:span text:style-name="T10">5. [...] É certo que, não obstante o bom comportamento carcerário atestado pela administração penitenciária, o exame criminológico realizado não revelou a presença das condições pessoais necessárias à reinserção social do sentenciado. [...] Em que pese a existência de pontos positivos na avaliação psicológica e social, os elementos negativos dos referidos relatórios e a análise do histórico criminal da agravante revelam a impossibilidade de sua promoção a regime mais brando [...]</text:span></text:span></text:p>
      <text:p text:style-name="P24"><text:span text:style-name="Emphasis"><text:span text:style-name="T10">6. Agravo regimental não provido.(HC n. 490.487/SP, Rel. Ministro JOEL ILAN PACIORNIK, Quinta Turma, DJe 8/4/2019).</text:span></text:span></text:p>
      <text:p text:style-name="P10">Esse entendimento mostra-se ainda mais razoável quando o preso evidencia periculosidade, como neste caso concreto em que o apenado foi condenado a 17 anos de reclusão, por exercer com habitualidade e reiteradamente a negociação e venda de armas, celulares e drogas, inclusive pela internet, sendo, inclusive, mediador dos conflitos de dívidas da facção Sindicato do Crime.</text:p>
      <text:p text:style-name="P7">Enfim, a progressão depende da adaptação provável do apenado ao regime menos severo, não se podendo correr tal consciente risco quando os autos amparam decisão contrária.</text:p>
      <text:p text:style-name="P30"><text:span text:style-name="T13">Ainda que o condenado tenha cumprido 1/6 da pena, ou seja, o tempo necessário para concessão da progressão de regime prisional fechado para o semiaberto</text:span><text:span text:style-name="T14">, só poderá obter tal benefício se preencher o requisito subjetivo, ou seja,</text:span><text:span text:style-name="Strong_20_Emphasis"><text:span text:style-name="T14"> o merecimento através de sua personalidade, pois em sede de execução criminal vigora o princípio do in dubio pro societate</text:span></text:span><text:span text:style-name="T13"> (TJSP, AE 223. 004-3/6, 2ª Câm., rel. Des. Egydio de Carvalho, j. em 7-4-1997, RT 744/579; in MARCÃO, Renato Flávio, ob. cit., p. 256).</text:span></text:p>
      <text:p text:style-name="P7">Repito: não se pode causar à sociedade consciente risco, quando a não adaptabilidade do apenado a regime menos gravoso se apresenta manifesta.</text:p>
      <text:p text:style-name="P7">Isto posto, por ausência do requisito subjetivo, indefiro a progressão de regime, devendo o apenado continuar a cumprir sua pena no regime fechado, por mais 180 dias, quando deverá ser buscado novo ACC.</text:p>
      <text:p text:style-name="P8">***<text:span text:style-name="T37">Isto posto, por ausência do requisito subjetivo, indefiro a progressão de regime, devendo o apenado continuar a cumprir sua pena no regime fechado, por mais 90 dias, **quando deverão ser buscadas informações sobre o julgamento do outro processo a que responde o apenado **deverá ser buscado novo ACC.</text:span></text:p>
      <text:p text:style-name="P7">P..I. Registre-se no SEEU.</text:p>
      <text:p text:style-name="P5"/>
      <text:p text:style-name="P5"/>
      <text:p text:style-name="P23"/>
      <text:p text:style-name="P5"/>
      <text:p text:style-name="P2"><text:soft-page-break/><text:span text:style-name="Fonte_20_parág._20_padrão"><text:span text:style-name="T1"/></text:span></text:p>
      <text:p text:style-name="P2"><text:span text:style-name="Fonte_20_parág._20_padrão"><text:span text:style-name="T1">Vistos etc.</text:span></text:span></text:p>
      <text:p text:style-name="P5">O SEEU identificou o apenado como tendo atingido o requisito objetivo para progressão de regime.</text:p>
      <text:p text:style-name="P5">Interveio o Ministério Público, opinando pelo indeferimento da progressão de regime, face a ausência de requisito subjetivo (evento 32).</text:p>
      <text:p text:style-name="P5">Intimada, a Defesa pugnou pela progressão de regime (evento 36).</text:p>
      <text:p text:style-name="P3"><text:span text:style-name="Fonte_20_parág._20_padrão"><text:span text:style-name="T1">Anoto que o apenado, custodiado na Cadeia Pública de Ceará-Mirim, tem em seu desfavor as ação penal nº 0102123-79.2017.8.20.0121, </text:span></text:span><text:span text:style-name="Fonte_20_parág._20_padrão"><text:span text:style-name="T2">sem mandado de prisão aguardando cumprimento ou prisão preventiva decretada</text:span></text:span><text:span text:style-name="Fonte_20_parág._20_padrão"><text:span text:style-name="T1">, conforme informações do Sistema de Automação da Justiça - SAJ, SEEU, PJe e BNMP nesta data</text:span></text:span></text:p>
      <text:p text:style-name="P5">É o relatório.</text:p>
      <text:p text:style-name="P5">Dispõe a Lei de Execução Penal, em seu art. 112, os requisitos objetivos e subjetivo para progressão de regime.</text:p>
      <text:p text:style-name="P2"><text:span text:style-name="Fonte_20_parág._20_padrão"><text:span text:style-name="T1">Sobre o assunto, oportuno lembrar a tradicional lição do Prof. Júlio Fabbrini Mirabete: "Tendo em vista a finalidade da pena, de integração ou reinserção social, o processo de execução deve ser dinâmico, sujeito a mutações ditadas pela resposta do condenado ao tratamento penitenciário. Assim, ao dirigir a execução para a forma progressiva, estabelece o artigo 112 (da L.E.P) a progressão, ou seja, a transferência do condenado de regime mais rigoroso a outro menos rigoroso quando demonstra condições de adaptação ao mais suave. (...) Para que se processe a progressão exige a lei, em primeiro lugar, dois requisitos materiais; um de caráter objetivo, que é o cumprimento de um sexto da pena no regime anterior, e um de caráter subjetivo, que se refere ao mérito do condenado indicando a oportunidade da transferência" (</text:span></text:span><text:span text:style-name="Emphasis"><text:span text:style-name="T8">in</text:span></text:span><text:span text:style-name="Fonte_20_parág._20_padrão"><text:span text:style-name="T1"> Execução Penal. São Paulo : Atlas, 5ª ed., 1992, p.283/283).</text:span></text:span></text:p>
      <text:p text:style-name="P5">Aqui, atende o apenado ao requisito objetivo.</text:p>
      <text:p text:style-name="P5">Quanto ao subjetivo, porém, diversa é a situação.</text:p>
      <text:p text:style-name="P5">Já dispunha a Exposição de Motivos da Lei de Execução Penal que "a progressão deve ser uma conquista do condenado pelo seu mérito".</text:p>
      <text:p text:style-name="P5">E, como lembrava o já referido Prof. Mirabete: "...a aferição do mérito se refere à conduta global do preso e dela faz parte um acréscimo na confiança depositada no mesmo e a possibilidade de atribuição de maiores responsabilidades para o regime de mais liberdade. O condenado deve ser avaliado, aliás, em função do regime para o qual pretende progredir; terá que ser examinado tendo em vista as regalias de que irá gozar no regime progressivo seguinte. Não deve ser concedida a progressão quando se verificar que o apenado não apresenta condições para se ajustar ao novo regime".</text:p>
      <text:p text:style-name="P5">No caso, trata-se de apenado com evidente periculosidade, uma vez que consta nos autos que o apenado parou um transporte coletivo com cerca de 60 passageiros ao apontar uma arma para o motorista, lançando, posteriormente, gasolina sobre o veículo, ocasionando uma explosão que feriu a ele, seu comparsa e o motorista. Não satisfeitos, roubaram os passageiros e fugiram de moto, sendo posteriormente presos em flagrantes, ocasião que alegaram agirem sobre determinação do Sindicato do Crime, que havia ordenado uma onda de ataques a cidade.</text:p>
      <text:p text:style-name="P5">Somo a isso que logo após ser solto por esse processo, o apenado envolveu-se em outro crime, conforme consta no processo criminal nº 0102123-79.2017.8.20.0121, onde supostamente houve uma tentativa de homicídio.</text:p>
      <text:p text:style-name="P2"><text:soft-page-break/><text:span text:style-name="Fonte_20_parág._20_padrão"><text:span text:style-name="T1">Ora, a progressão depende da adaptação provável do apenado ao regime menos severo, sendo de anotar que na execução criminal prevalece o princípio do </text:span></text:span><text:span text:style-name="Emphasis"><text:span text:style-name="T8">in dubio</text:span></text:span><text:span text:style-name="Fonte_20_parág._20_padrão"><text:span text:style-name="T1"> pro societate.</text:span></text:span></text:p>
      <text:p text:style-name="P5">Enfim, a progressão depende da adaptação provável do apenado ao regime menos severo, não se podendo correr tal consciente risco quando os autos amparam decisão contrária.</text:p>
      <text:p text:style-name="P34"><text:span text:style-name="Fonte_20_parág._20_padrão"><text:span text:style-name="T3">Ainda que o condenado tenha cumprido 1/6 da pena, ou seja, o tempo necessário para concessão da progressão de regime prisional fechado para o semiaberto, só poderá obter tal benefício se preencher o requisito subjetivo, ou seja,</text:span></text:span><text:span text:style-name="Strong_20_Emphasis"><text:span text:style-name="T3"> o merecimento através de sua personalidade, pois em sede de execução criminal vigora o princípio do in dubio pro societate</text:span></text:span><text:span text:style-name="Fonte_20_parág._20_padrão"><text:span text:style-name="T3"> (TJSP, AE 223. 004-3/6, 2ª Câm., rel. Des. Egydio de Carvalho, j. em 7-4-1997, RT 744/579; in MARCÃO, Renato Flávio, ob. cit., p. 256).</text:span></text:span></text:p>
      <text:p text:style-name="P5">Repito: não se pode causar à sociedade consciente risco, quando a não adaptabilidade do apenado a regime menos gravoso se apresenta manifesta.</text:p>
      <text:p text:style-name="P5">Isto posto, por ausência do requisito subjetivo, indefiro a progressão de regime, devendo o apenado continuar a cumprir sua pena no regime fechado, por mais 180 dias, quando deverão ser buscadas informações sobre o julgamento do outro processo a que responde o apenado e deverá ser buscado novo ACC.</text:p>
      <text:p text:style-name="P5">P..I. Registre-se no SEEU.</text:p>
      <text:p text:style-name="P35">Natal, 04 de julho de 2022.</text:p>
      <text:p text:style-name="P35">Henrique Baltazar Vilar dos Santos</text:p>
      <text:p text:style-name="P35">Juiz de Direito</text:p>
      <text:p text:style-name="P36"/>
      <text:p text:style-name="P6"/>
      <text:p text:style-name="P6"/>
      <text:p text:style-name="P16">THIARLLES SOUZA DO NASCIMENTO, atualmente cumprindo pena em regime fechado, pugnou pela progressão de regime (evento 15).</text:p>
      <text:p text:style-name="P14">Acostou-se nos autos, evento 20, o atestado de conduta carcerária do apenado.</text:p>
      <text:p text:style-name="P14">Interveio o Ministério Público, opinando pelo indeferimento, em razão da ausência do requisito subjetivo (evento 25).</text:p>
      <text:p text:style-name="P14">Acrescento ao relatório que o apenado é classificado pela COEAP como sendo integrante da facção Sindicato do Crime.</text:p>
      <text:p text:style-name="P14">É o relatório.</text:p>
      <text:p text:style-name="P15">Dispõe a Lei de Execução Penal, em seu art. 112, os requisitos objetivos e subjetivo para progressão de regime.</text:p>
      <text:p text:style-name="P15">No presente caso, o apenado cumpriu o tempo necessário de pena para o preenchimento do requisito objetivo para a progressão de regime.</text:p>
      <text:p text:style-name="P15">Quanto ao requisito subjetivo, porém, a situação é diversa.</text:p>
      <text:p text:style-name="P15">Isso porque, para progredir de regime, o apenado precisa mostrar estar preparado para o retorno, ainda que gradual, ao convívio social.</text:p>
      <text:p text:style-name="P15">Deve estar claro que, em liberdade – mesmo monitorada, como no caso do regime semiaberto, cumprido com tornozeleira eletrônica – o apenado não oferecerá grande risco à ordem pública.</text:p>
      <text:p text:style-name="P15"><text:soft-page-break/>Nesse sentido vem decidindo o STJ, para quem, na análise da progressão de regime, vale o princípio do <text:span text:style-name="T35">in dubio pro societate</text:span>, devendo o apenado comprovar estar apto ao regime de cumprimento de pena menos gravoso. Vejamos:</text:p>
      <text:p text:style-name="P2"/>
      <text:p text:style-name="P32">AGRAVO REGIMENTAL NO HABEAS CORPUS. EXECUÇÃO PENAL. INDEFERIMENTO DA PROGRESSÃO AO REGIME SEMIABERTO COM BASE EM ASPECTOS NEGATIVOS RELEVANTES APONTADOS NO EXAME PSICOLÓGICO. FALTA DE PROGNÓSTICO SEGURO PARA A CONCESSÃO DA BENESSE. PRINCÍPIO IN DUBIO PRO SOCIETATE EM SEDE EXECUTÓRIA. INSUFICIENTE, POR SI SÓ, O ATESTADO DE BOA CONDUTA CARCERÁRIA. CONSTRANGIMENTO ILEGAL NÃO EVIDENCIADO. PRECEDENTES DESTA CORTE SUPERIOR. RECURSO NÃO PROVIDO.</text:p>
      <text:p text:style-name="P32">1. No caso dos autos, a Corte de origem cassou a progressão de regime do sentenciado em razão do não preenchimento do requisito subjetivo previsto no art. 122 da LEP, baseando-se no histórico criminal e em aspectos negativos relevantes constantes do exame psicológico, o que impossibilita um prognóstico suficientemente seguro de que o agravante vem assimilando a terapêutica prisional e está apto a cumprir a pena em regime mais brando.</text:p>
      <text:p text:style-name="P32">2. Reitero as importantes observações desfavoráveis contidas no Relatório Psicológico, às e-STJ fl. 81, concluindo ser inoportuna a progressão de regime prisional: Assume <text:span text:style-name="T36">parcialmente</text:span> os delitos a ele atribuídos, revela <text:span text:style-name="T36">crítica razoável</text:span> a respeitos dos mesmos, aparentemente no momento <text:span text:style-name="T36">possui processo reflexivo em</text:span> <text:span text:style-name="T36">construção</text:span>. (...) Tomando como base os procedimentos realizados, aparentemente no momento <text:span text:style-name="T36">notou-se ser inoportuna a progressão de regime</text:span> (grifos nossos).</text:p>
      <text:p text:style-name="P33">3. Em sede de execução penal, vale o princípio in dubio pro societate, o qual preconiza que, na dúvida quanto à aptidão para a promoção a regime mais brando, faz-se necessário o encarceramento por um período maior de tempo sob o olhar cauteloso do Estado, evitando-se que a sociedade seja posta em risco com uma reinserção prematura.</text:p>
      <text:p text:style-name="P32">4. Lado outro, o atestado de boa conduta carcerária emitido pelo diretor da unidade prisional é insuficiente para se aferir, por si só, o mérito subjetivo, na medida em que o comportamento disciplinado é dever de todos que se encontram temporariamente encarcerados, sob pena de imposição de sanções disciplinares.</text:p>
      <text:p text:style-name="P32">5. [...] É certo que, não obstante o bom comportamento carcerário atestado pela administração penitenciária, o exame criminológico realizado não revelou a presença das condições pessoais necessárias à reinserção social do sentenciado. [...] Em que pese a existência de pontos positivos na avaliação psicológica e social, os elementos negativos dos referidos relatórios e a análise do histórico criminal da agravante revelam a impossibilidade de sua promoção a regime mais brando [...] </text:p>
      <text:p text:style-name="P32">6. Agravo regimental não provido.(HC n. 490.487/SP, Rel. Ministro JOEL ILAN PACIORNIK, Quinta Turma, DJe 8/4/2019).</text:p>
      <text:p text:style-name="P20"><text:span text:style-name="T38">Esse entendimento mostra-se ainda mais razoável quando o preso tem histórico de crimes de natureza hedionda, como neste caso concreto em que o apenado foi condenado por dois crimes de tráfico de drogas, </text:span><text:span text:style-name="T39">o que sugere maior cuidado ainda antes da concessão da progressão de regime.</text:span></text:p>
      <text:p text:style-name="P21">Friso aqui que somente essas duas penas somam mais de 19 anos de reclusão, situação que leva a presunção de periculosidade.</text:p>
      <text:p text:style-name="P21"><text:soft-page-break/>Somo a isso que poucos tempo depois de ser solto pelo primeiro crime ao qual foi condenado, cometeu o segundo delito, situação que demonstra sua habitualidade criminosa. Ademais, também foi denunciado pelo processo criminal nº 0100627-25.2016.8.20.0129 onde é acusado de integrar facção criminosa, sendo sua principal atuação a aquisição, transporte, armazenamento e distribuição de drogas, que fomentam a prática de outros crimes paralelos.</text:p>
      <text:p text:style-name="P22">Enfim, a progressão depende da adaptação provável do apenado ao regime menos severo, não se podendo correr tal consciente risco quando os autos amparam decisão contrária.</text:p>
      <text:p text:style-name="P30"><text:span text:style-name="T18">Ainda que o condenado tenha cumprido 1/6 da pena, ou seja, o tempo necessário para concessão da progressão de regime prisional fechado para o semiaberto</text:span><text:span text:style-name="T19">, só poderá obter tal benefício se preencher o requisito subjetivo, ou seja,</text:span><text:span text:style-name="Strong_20_Emphasis"><text:span text:style-name="T15"> </text:span></text:span><text:span text:style-name="Strong_20_Emphasis"><text:span text:style-name="T19">o merecimento através de sua personalidade, pois em sede de execução criminal vigora o princípio do in dubio pro societate</text:span></text:span><text:span text:style-name="T15"> </text:span><text:span text:style-name="T18">(TJSP, AE 223. 004-3/6, 2ª Câm., rel. Des. Egydio de Carvalho, j. em 7-4-1997, RT 744/579; in MARCÃO, Renato Flávio, ob. cit., p. 256).</text:span></text:p>
      <text:p text:style-name="P22">Repito: não se pode causar à sociedade consciente risco, quando a não adaptabilidade do apenado a regime menos gravoso se apresenta manifesta.</text:p>
      <text:p text:style-name="P17">Isto posto, por ausência do requisito subjetivo, indefiro a progressão de regime, devendo o apenado continuar a cumprir sua pena no regime fechado, por mais 180 dias, quando deverão ser buscadas informações sobre o julgamento do outro processo a que responde o apenado e deverá ser buscado novo ACC.</text:p>
      <text:p text:style-name="P18">P.I. Ciência ao MP.</text:p>
      <text:p text:style-name="P19">Registre-se no SEEU. </text:p>
      <text:p text:style-name="P6"/>
      <text:p text:style-name="P6"/>
      <text:p text:style-name="P6"/>
      <text:p text:style-name="P11">José Walace da Silva, atualmente cumprindo pena em regime fechado, pugnou pela progressão de regime (evento 92).</text:p>
      <text:p text:style-name="P12">Acostou-se nos autos, evento 99, o atestado de conduta carcerária do apenado.</text:p>
      <text:p text:style-name="P12">Interveio o Ministério Público, opinando pelo indeferimento, em razão da ausência do requisito subjetivo (evento 25).</text:p>
      <text:p text:style-name="P13">Anoto que o apenado, custodiado na Penitenciária Estadual de Alcaçuz, tem em seu desfavor a(s) ação(ões) penal(is) nº 0100318-92.2017.8.20.0153 e 0100920-12.2018.8.20.0133, <text:span text:style-name="T40">sem mandado de prisão aguardando cumprimento ou prisão preventiva decretada</text:span>, conforme informações do Sistema de Automação da Justiça - SAJ, SEEU, PJe e BNMP nesta data.</text:p>
      <text:p text:style-name="P12">Acrescento ao relatório que o apenado é classificado pela COEAP como sendo integrante da facção Sindicato do Crime.</text:p>
      <text:p text:style-name="P12">É o relatório.</text:p>
      <text:p text:style-name="P11">Dispõe a Lei de Execução Penal, em seu art. 112, os requisitos objetivos e subjetivo para progressão de regime.</text:p>
      <text:p text:style-name="P11">No presente caso, o apenado cumpriu o tempo necessário de pena para o preenchimento do requisito objetivo para a progressão de regime.</text:p>
      <text:p text:style-name="P11">Quanto ao requisito subjetivo, porém, a situação é diversa.</text:p>
      <text:p text:style-name="P11"><text:soft-page-break/>Isso porque, para progredir de regime, o apenado precisa mostrar estar preparado para o retorno, ainda que gradual, ao convívio social.</text:p>
      <text:p text:style-name="P11">Deve estar claro que, em liberdade – mesmo monitorada, como no caso do regime semiaberto, cumprido com tornozeleira eletrônica – o apenado não oferecerá grande risco à ordem pública.</text:p>
      <text:p text:style-name="P11">Nesse sentido vem decidindo o STJ, para quem, na análise da progressão de regime, vale o princípio do <text:span text:style-name="T35">in dubio pro societate</text:span>, devendo o apenado comprovar estar apto ao regime de cumprimento de pena menos gravoso. Vejamos:</text:p>
      <text:p text:style-name="P29">AGRAVO REGIMENTAL NO HABEAS CORPUS. EXECUÇÃO PENAL. INDEFERIMENTO DA PROGRESSÃO AO REGIME SEMIABERTO COM BASE EM ASPECTOS NEGATIVOS RELEVANTES APONTADOS NO EXAME PSICOLÓGICO. FALTA DE PROGNÓSTICO SEGURO PARA A CONCESSÃO DA BENESSE. PRINCÍPIO IN DUBIO PRO SOCIETATE EM SEDE EXECUTÓRIA. INSUFICIENTE, POR SI SÓ, O ATESTADO DE BOA CONDUTA CARCERÁRIA. CONSTRANGIMENTO ILEGAL NÃO EVIDENCIADO. PRECEDENTES DESTA CORTE SUPERIOR. RECURSO NÃO PROVIDO.</text:p>
      <text:p text:style-name="P29">1. No caso dos autos, a Corte de origem cassou a progressão de regime do sentenciado em razão do não preenchimento do requisito subjetivo previsto no art. 122 da LEP, baseando-se no histórico criminal e em aspectos negativos relevantes constantes do exame psicológico, o que impossibilita um prognóstico suficientemente seguro de que o agravante vem assimilando a terapêutica prisional e está apto a cumprir a pena em regime mais brando.</text:p>
      <text:p text:style-name="P29">2. Reitero as importantes observações desfavoráveis contidas no Relatório Psicológico, às e-STJ fl. 81, concluindo ser inoportuna a progressão de regime prisional: Assume <text:span text:style-name="T36">parcialmente</text:span> os delitos a ele atribuídos, revela <text:span text:style-name="T36">crítica razoável</text:span> a respeitos dos mesmos, aparentemente no momento <text:span text:style-name="T36">possui processo reflexivo em</text:span> <text:span text:style-name="T36">construção</text:span>. (...) Tomando como base os procedimentos realizados, aparentemente no momento <text:span text:style-name="T36">notou-se ser inoportuna a progressão de regime</text:span> (grifos nossos).</text:p>
      <text:p text:style-name="P28">3. Em sede de execução penal, vale o princípio in dubio pro societate, o qual preconiza que, na dúvida quanto à aptidão para a promoção a regime mais brando, faz-se necessário o encarceramento por um período maior de tempo sob o olhar cauteloso do Estado, evitando-se que a sociedade seja posta em risco com uma reinserção prematura.</text:p>
      <text:p text:style-name="P29">4. Lado outro, o atestado de boa conduta carcerária emitido pelo diretor da unidade prisional é insuficiente para se aferir, por si só, o mérito subjetivo, na medida em que o comportamento disciplinado é dever de todos que se encontram temporariamente encarcerados, sob pena de imposição de sanções disciplinares.</text:p>
      <text:p text:style-name="P29">5. [...] É certo que, não obstante o bom comportamento carcerário atestado pela administração penitenciária, o exame criminológico realizado não revelou a presença das condições pessoais necessárias à reinserção social do sentenciado. [...] Em que pese a existência de pontos positivos na avaliação psicológica e social, os elementos negativos dos referidos relatórios e a análise do histórico criminal da agravante revelam a impossibilidade de sua promoção a regime mais brando [...] </text:p>
      <text:p text:style-name="P29">6. Agravo regimental não provido.(HC n. 490.487/SP, Rel. Ministro JOEL ILAN PACIORNIK, Quinta Turma, DJe 8/4/2019).</text:p>
      <text:p text:style-name="P11"><text:soft-page-break/>Esse entendimento mostra-se ainda mais razoável quando o preso tem histórico de crimes de natureza hedionda e cometidos com violência ou grave ameaça à pessoa, como neste caso concreto em que o apenado foi condenado por tráfico de drogas, respondendo ainda por homicídio doloso e roubo circunstanciado com uso de arma de fogo, o que sugere maior cuidado ainda antes da concessão da progressão de regime.</text:p>
      <text:p text:style-name="P11">Somo a isso que os três crimes foram cometidos no curto período de um ano e meio, situação que demonstra sua habitualidade criminosa.</text:p>
      <text:p text:style-name="P9">Enfim, a progressão depende da adaptação provável do apenado ao regime menos severo, não se podendo correr tal consciente risco quando os autos amparam decisão contrária.</text:p>
      <text:p text:style-name="P31"><text:span text:style-name="T16">Ainda que o condenado tenha cumprido 1/6 da pena, ou seja, o tempo necessário para concessão da progressão de regime prisional fechado para o semiaberto</text:span><text:span text:style-name="T17">, só poderá obter tal benefício se preencher o requisito subjetivo, ou seja,</text:span><text:span text:style-name="Strong_20_Emphasis"><text:span text:style-name="T5"> </text:span></text:span><text:span text:style-name="Strong_20_Emphasis"><text:span text:style-name="T17">o merecimento através de sua personalidade, pois em sede de execução criminal vigora o princípio do in dubio pro societate</text:span></text:span><text:span text:style-name="T5"> </text:span><text:span text:style-name="T16">(TJSP, AE 223. 004-3/6, 2ª Câm., rel. Des. Egydio de Carvalho, j. em 7-4-1997, RT 744/579; in MARCÃO, Renato Flávio, ob. cit., p. 256).</text:span></text:p>
      <text:p text:style-name="P9">Repito: não se pode causar à sociedade consciente risco, quando a não adaptabilidade do apenado a regime menos gravoso se apresenta manifesta.</text:p>
      <text:p text:style-name="P12">Isto posto, por ausência do requisito subjetivo, indefiro a progressão de regime, devendo o apenado continuar a cumprir sua pena no regime fechado, por mais 180 dias, quando deverão ser buscadas informações sobre o julgamento dos outros processos a que responde o apenado e deverá ser buscado novo ACC.</text:p>
      <text:p text:style-name="P11">P.I. Ciência ao MP.</text:p>
      <text:p text:style-name="P9">Registre-se no SEEU. </text:p>
      <text:p text:style-name="P38"><text:span text:style-name="T43"><text:line-break/></text:span><text:span text:style-name="T46">INDEFERE SEM FALTAS GRAVES MAS VARIOS CRIMES E PENA ALTA</text:span></text:p>
      <text:p text:style-name="P38"><text:span text:style-name="T21"/></text:p>
      <text:p text:style-name="P44"><text:span text:style-name="T22">Vistos etc.</text:span></text:p>
      <text:p text:style-name="P10">Trata-se de execução penal em desfavor do apenado acima nominado, em que a defesa pugnou pela progressão de regime. </text:p>
      <text:p text:style-name="P10">Acostou-se atestado de conduta carcerária no evento 134. </text:p>
      <text:p text:style-name="P41">Interveio o Ministério Público, opinando pelo deferimento do pedido (evento 140).</text:p>
      <text:p text:style-name="P42">Anoto que o apenado, custodiado na Penitenciária Estadual de Alcaçuz,<text:span text:style-name="T40"> não tem em seu desfavor outro processo criminal em andamento, mandado de prisão aguardando cumprimento ou prisão preventiva decretada</text:span>, conforme informações do Sistema de Automação da Justiça - SAJ, SEEU, PJe e BNMP nesta data.</text:p>
      <text:p text:style-name="P41">É o relatório.</text:p>
      <text:p text:style-name="P41">Dispõe a Lei de Execução Penal, em seu art. 112, os requisitos objetivos e subjetivo para progressão de regime.</text:p>
      <text:p text:style-name="P39"><text:span text:style-name="T16">Sobre o assunto, oportuno lembrar a tradicional lição do Prof. Júlio Fabbrini Mirabete: "Tendo em vista a finalidade da pena, de integração ou reinserção social, o processo de execução deve ser dinâmico, sujeito a mutações ditadas pela resposta do condenado ao tratamento penitenciário. Assim, ao dirigir a </text:span><text:soft-page-break/><text:span text:style-name="T16">execução para a forma progressiva, estabelece o artigo 112 (da L.E.P) a progressão, ou seja, a transferência do condenado de regime mais rigoroso a outro menos rigoroso quando demonstra condições de adaptação ao mais suave. (...) Para que se processe a progressão exige a lei, em primeiro lugar, dois requisitos materiais; um de caráter objetivo, que é o cumprimento de um sexto da pena no regime anterior, e um de caráter subjetivo, que se refere ao mérito do condenado indicando a oportunidade da transferência" (</text:span><text:span text:style-name="Emphasis"><text:span text:style-name="T16">in</text:span></text:span><text:span text:style-name="T16"> Execução Penal. São Paulo : Atlas, 5ª ed., 1992, p.283/283).</text:span></text:p>
      <text:p text:style-name="P41">Aqui, atende o apenado ao requisito objetivo.</text:p>
      <text:p text:style-name="P41">Quanto ao subjetivo, porém, diversa é a situação.</text:p>
      <text:p text:style-name="P10">Isso porque, para progredir de regime, o apenado precisa mostrar estar preparado para o retorno, ainda que gradual, ao convívio social.</text:p>
      <text:p text:style-name="P10">Deve estar claro que, em liberdade – mesmo monitorada, como no caso do regime semiaberto, cumprido com tornozeleira eletrônica – o apenado não oferecerá grande risco à ordem pública.</text:p>
      <text:p text:style-name="P10">Nesse sentido vem decidindo o STJ, para quem, na análise da progressão de regime, vale o princípio do <text:span text:style-name="T35">in dubio pro societate</text:span>, devendo o apenado comprovar estar apto ao regime de cumprimento de pena menos gravoso</text:p>
      <text:p text:style-name="P41">No caso, trata-se de apenado com evidente periculosidade e habitualidade criminosa, uma vez que constam três condenações, que somam mais de 15 anos de pena, inclusive uma delas por crime de natureza hedionda, restando ainda a cumpris mais de 10 anos de pena.</text:p>
      <text:p text:style-name="P39"><text:span text:style-name="T16">Ora, a progressão depende da adaptação provável do apenado ao regime menos severo, sendo de anotar que na execução criminal prevalece o princípio do </text:span><text:span text:style-name="Emphasis"><text:span text:style-name="T16">in dubio</text:span></text:span><text:span text:style-name="T16"> pro societate.</text:span></text:p>
      <text:p text:style-name="P41">Aqui, os autos demonstram claramente características de apenado não adequadas a alguém que está para ser beneficiado com a semiliberdade, uma vez que cada vez que foi solto provisoriamente, voltou a cometer novo crimes.</text:p>
      <text:p text:style-name="P41">Enfim, a progressão depende da adaptação provável do apenado ao regime menos severo, o que se obtém de detalhes registrados no decorrer da execução penal, não se podendo correr tal consciente risco quando os autos amparam decisão contrária.</text:p>
      <text:p text:style-name="P41">Neste sentido:</text:p>
      <text:p text:style-name="P45"><text:span text:style-name="T16">Ainda que o condenado tenha cumprido 1/6 da pena, ou seja, o tempo necessário para concessão da progressão de regime prisional fechado para o semiaberto</text:span><text:span text:style-name="T17">, só poderá obter tal benefício se preencher o requisito subjetivo, ou seja,</text:span><text:span text:style-name="Strong_20_Emphasis"><text:span text:style-name="T34"> </text:span></text:span><text:span text:style-name="Strong_20_Emphasis"><text:span text:style-name="T17">o merecimento através de sua personalidade, pois em sede de execução criminal vigora o princípio do in dubio pro societate</text:span></text:span><text:span text:style-name="T34"> </text:span><text:span text:style-name="T16">(TJSP, AE 223. 004-3/6, 2ª Câm., rel. Des. Egydio de Carvalho, j. em 7-4-1997, RT 744/579; in MARCÃO, Renato Flávio, ob. cit., p. 256).</text:span></text:p>
      <text:p text:style-name="P7">Vale lembrar a lição do Ministro Ribeiro Dantas, de que “o art. 122 da Lei de execuções penais exige, para a concessão da progressão de regime, o preenchimento dos requisitos de natureza objetiva (lapso temporal) e subjetiva (bom comportamento carcerário). O Indeferimento da progressão de regime adequadamente fundamentado pelo não atendimento do requisito subjetivo, com base nas peculiaridades do caso concreto, sobretudo, na ausência de assimilação da terapêutica prisional, não configura constrangimento ilegal” (Superior Tribunal de Justiça STJ; HC 344.163; Proc. 2015/0308624-6; SP; Quinta Turma; Rel. Min. Ribeiro Dantas; DJE 26/04/2016; HC 341.959; Proc. 2015/0298438-0; SC; Quinta Turma; Rel. Min. Felix Fischer; DJE26/04/2016). </text:p>
      <text:p text:style-name="P41"><text:soft-page-break/>Repito: não se pode causar à sociedade consciente risco, quando a não adaptabilidade do apenado a regime menos gravoso se apresenta manifesta.</text:p>
      <text:p text:style-name="P41">Isto posto, por ausência do requisito subjetivo, indefiro a progressão de regime, devendo o apenado continuar a cumprir sua pena no regime fechado, por mais 90 dias, quando deverá ser buscado novo ACC.</text:p>
      <text:p text:style-name="P41">P..I. Registre-se no SEEU.</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Times, serif"/>
    <style:font-face style:name="Times New Roman2" svg:font-family="'Times New Roman', serif"/>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nte_20_parág._20_padrão" style:display-name="Fonte parág. padrão"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meta:creation-date>2022-07-04T12:14:00Z</meta:creation-date>
    <dc:date>2022-09-05T15:39:46.265000000</dc:date>
    <meta:editing-cycles>13</meta:editing-cycles>
    <meta:editing-duration>PT9H1M4S</meta:editing-duration>
    <meta:document-statistic meta:table-count="0" meta:image-count="0" meta:object-count="0" meta:page-count="12" meta:paragraph-count="155" meta:word-count="5195" meta:character-count="33324" meta:non-whitespace-character-count="28261"/>
    <meta:template xlink:type="simple" xlink:actuate="onRequest" xlink:title="" xlink:href="Normal.dotm"/>
  </office:meta>
</office:document-meta>
</file>